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imes New Roman" svg:font-family="'Times New Roman'" style:font-family-generic="roman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9cm"/>
    </style:style>
    <style:style style:name="co2" style:family="table-column">
      <style:table-column-properties fo:break-before="auto" style:column-width="7.31cm"/>
    </style:style>
    <style:style style:name="co3" style:family="table-column">
      <style:table-column-properties fo:break-before="auto" style:column-width="3.59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4.0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58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ccffcc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82" style:family="table-cell" style:parent-style-name="Default">
      <style:text-properties style:font-name="Cantarell"/>
    </style:style>
    <style:style style:name="ce128" style:family="table-cell" style:parent-style-name="Default">
      <style:table-cell-properties style:vertical-align="bottom"/>
      <style:text-properties style:font-name="Century Schoolbook L" fo:font-size="10pt" fo:font-weight="bold" style:font-size-asian="10pt" style:font-weight-asian="bold" style:font-size-complex="10pt" style:font-weight-complex="bold"/>
    </style:style>
    <style:style style:name="ce129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3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entury Schoolbook L" fo:font-size="10pt" style:font-size-asian="10pt" style:font-size-complex="10pt"/>
    </style:style>
    <style:style style:name="ce42" style:family="table-cell" style:parent-style-name="Default">
      <style:text-properties style:font-name="FreeSans" fo:font-size="12pt" style:font-size-asian="12pt" style:font-size-complex="12pt"/>
    </style:style>
    <style:style style:name="ce355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0.06pt solid #c0c0c0" style:direction="ltr" fo:border-right="none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6" style:family="table-cell" style:parent-style-name="Normal_5f_libro_20_facturas_20_2007">
      <style:table-cell-properties style:glyph-orientation-vertical="0" fo:border-bottom="none" style:diagonal-bl-tr="none" style:diagonal-tl-br="none" style:text-align-source="fix" style:repeat-content="false" fo:wrap-option="no-wrap" fo:border-left="0.06pt solid #c0c0c0" style:direction="ltr" fo:border-right="none" style:rotation-angle="0" style:rotation-align="none" style:shrink-to-fit="false" fo:border-top="none" style:vertical-align="middle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7" style:family="table-cell" style:parent-style-name="Default" style:data-style-name="N100">
      <style:table-cell-properties style:text-align-source="fix" style:repeat-content="false" fo:border="none"/>
      <style:paragraph-properties fo:text-align="start" fo:margin-left="0.353cm"/>
      <style:text-properties style:font-name="FreeSans" fo:font-size="12pt" style:font-size-asian="12pt" style:font-size-complex="12pt"/>
    </style:style>
    <style:style style:name="ce358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wrap-option="no-wrap" fo:border-left="0.06pt solid #c0c0c0" style:direction="ltr" fo:border-right="none" style:rotation-angle="0" style:rotation-align="none" style:shrink-to-fit="false" fo:border-top="none" style:vertical-align="middle"/>
      <style:paragraph-properties fo:text-align="start" fo:margin-left="0.353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" fo:font-size="12pt" style:text-underline-style="solid" style:text-underline-width="auto" style:text-underline-color="font-color" style:font-size-asian="12pt" style:font-size-complex="12pt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2" style:family="table-cell" style:parent-style-name="Default">
      <style:text-properties style:font-name="FreeSans" fo:font-size="8pt" style:font-size-asian="8pt" style:font-size-complex="8pt"/>
    </style:style>
    <style:style style:name="ce138" style:family="table-cell" style:parent-style-name="Default">
      <style:table-cell-properties style:vertical-align="bottom"/>
      <style:text-properties style:font-name="Cantarell" fo:font-size="10pt" fo:font-weight="bold" style:font-size-asian="10pt" style:font-weight-asian="bold" style:font-size-complex="10pt" style:font-weight-complex="bold"/>
    </style:style>
    <style:style style:name="ce141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2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antarell" fo:font-size="11pt" style:font-size-asian="11pt" style:font-size-complex="11pt"/>
    </style:style>
    <style:style style:name="ce53" style:family="table-cell" style:parent-style-name="Normal_5f_libro_20_facturas_20_2007" style:data-style-name="N136">
      <style:table-cell-properties style:diagonal-bl-tr="none" style:diagonal-tl-br="none" style:text-align-source="value-type" style:repeat-content="false" fo:border="none"/>
      <style:paragraph-properties fo:margin-left="0cm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0" style:family="table-cell" style:parent-style-name="Normal_5f_libro_20_facturas_20_2007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1" style:family="table-cell" style:parent-style-name="Normal_5f_libro_20_facturas_20_200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2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wrap-option="no-wrap" fo:border-left="none" style:direction="ltr" fo:border-right="0.06pt solid #c0c0c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Normal_5f_libro_20_facturas_20_2007">
      <style:table-cell-properties style:text-align-source="fix" style:repeat-content="false" style:vertical-align="bottom"/>
      <style:paragraph-properties fo:text-align="start" fo:margin-left="1.411cm"/>
      <style:text-properties style:font-name="Century Schoolbook L" fo:language="es" fo:country="ES" fo:font-weight="bold" style:text-underline-mode="continuous" style:text-overline-mode="continuous" style:text-line-through-mode="continuous" style:language-asian="hi" style:country-asian="IN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51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1.764cm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2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1.764cm"/>
      <style:text-properties style:use-window-font-color="true" style:text-outline="false" style:text-line-through-style="none" style:text-line-through-type="none" style:font-name="Century Schoolbook 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3" style:family="table-cell" style:parent-style-name="Normal_5f_libro_20_facturas_20_2007">
      <style:table-cell-properties style:text-align-source="fix" style:repeat-content="false"/>
      <style:paragraph-properties fo:text-align="start" fo:margin-left="1.411cm"/>
      <style:text-properties style:font-name="Cantarell" fo:language="es" fo:country="ES" style:text-underline-mode="continuous" style:text-overline-mode="continuous" style:text-line-through-mode="continuous" style:language-asian="hi" style:country-asian="IN" style:language-complex="en" style:country-complex="US" style:text-emphasize="none" style:font-relief="none" style:text-overline-style="none" style:text-overline-color="font-color"/>
    </style:style>
    <style:style style:name="ce154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FreeSans" fo:font-size="12pt" style:text-underline-style="none" style:font-size-asian="12pt" style:font-size-complex="12pt"/>
    </style:style>
    <style:style style:name="ce363" style:family="table-cell" style:parent-style-name="Normal_5f_libro_20_facturas_20_2007" style:data-style-name="N313">
      <style:table-cell-properties style:glyph-orientation-vertical="0" fo:border-bottom="none" style:diagonal-bl-tr="none" style:diagonal-tl-br="none" style:text-align-source="fix" style:repeat-content="false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4" style:family="table-cell" style:parent-style-name="Normal_5f_libro_20_facturas_20_2007" style:data-style-name="N313">
      <style:table-cell-properties style:glyph-orientation-vertical="0" fo:border-bottom="0.06pt solid #c0c0c0" style:diagonal-bl-tr="none" style:diagonal-tl-br="none" style:text-align-source="fix" style:repeat-content="false" fo:wrap-option="no-wrap" fo:border-left="0.06pt solid #c0c0c0" style:direction="ltr" fo:border-right="0.06pt solid #c0c0c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>
      <style:table-cell-properties style:vertical-align="bottom"/>
      <style:text-properties style:font-name="Cantarell" fo:font-size="10pt" style:font-size-asian="10pt" style:font-size-complex="10pt"/>
    </style:style>
    <style:style style:name="ce159" style:family="table-cell" style:parent-style-name="Default">
      <style:table-cell-properties style:vertical-align="middle"/>
      <style:text-properties style:use-window-font-color="true" style:font-name="Cantarell" fo:font-size="10pt" style:font-size-asian="10pt" style:font-size-complex="10pt"/>
    </style:style>
    <style:style style:name="ce160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2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3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1" style:family="table-cell" style:parent-style-name="Default">
      <style:text-properties style:font-name="Cantarell" fo:font-size="10pt" style:font-size-asian="10pt" style:font-size-complex="10pt"/>
    </style:style>
    <style:style style:name="ce65" style:family="table-cell" style:parent-style-name="Normal_5f_libro_20_facturas_20_2007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7" style:family="table-cell" style:parent-style-name="Normal_5f_libro_20_facturas_20_2007" style:data-style-name="N136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8" style:family="table-cell" style:parent-style-name="Normal_5f_libro_20_facturas_20_2007" style:data-style-name="N136">
      <style:table-cell-properties style:glyph-orientation-vertical="0" fo:border-bottom="none" style:diagonal-bl-tr="none" style:diagonal-tl-br="none" style:text-align-source="fix" style:repeat-content="false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9" style:family="table-cell" style:parent-style-name="Normal_5f_libro_20_facturas_20_2007" style:data-style-name="N136">
      <style:table-cell-properties style:glyph-orientation-vertical="0" fo:border-bottom="0.06pt solid #cccccc" style:diagonal-bl-tr="none" style:diagonal-tl-br="none" style:text-align-source="fix" style:repeat-content="false" fo:wrap-option="no-wrap" fo:border-left="0.06pt solid #cccccc" style:direction="ltr" fo:border-right="0.06pt solid #cccccc" style:rotation-angle="0" style:rotation-align="none" style:shrink-to-fit="false" fo:border-top="none" style:vertical-align="middle"/>
      <style:paragraph-properties fo:text-align="end" fo:margin-left="0cm" style:writing-mode="page"/>
      <style:text-properties fo:color="#b2b2b2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8" style:family="table-cell" style:parent-style-name="Normal_5f_libro_20_facturas_20_2007" style:data-style-name="N136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FreeSans" fo:font-size="12pt" style:font-size-asian="12pt" style:font-size-complex="12pt"/>
    </style:style>
    <style:style style:name="ce370" style:family="table-cell" style:parent-style-name="Normal_5f_libro_20_facturas_20_2007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0.06pt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1" style:family="table-cell" style:parent-style-name="Normal_5f_libro_20_facturas_20_2007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c0c0c0" style:direction="ltr" fo:border-right="0.06pt solid #c0c0c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2" style:family="table-cell" style:parent-style-name="Normal_5f_libro_20_facturas_20_2007" style:data-style-name="N136">
      <style:table-cell-properties style:glyph-orientation-vertical="0" fo:border-bottom="0.06pt solid #cccccc" style:diagonal-bl-tr="none" style:diagonal-tl-br="none" style:text-align-source="fix" style:repeat-content="false" fo:background-color="transparent" fo:wrap-option="no-wrap" fo:border-left="0.06pt solid #cccccc" style:direction="ltr" fo:border-right="0.06pt solid #cccccc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ffff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52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precision-as-shown="true"/>
      <table:table table:name="Pag. 1" table:style-name="ta1">
        <office:forms form:automatic-focus="false" form:apply-design-mode="false"/>
        <table:table-column table:style-name="co1" table:default-cell-style-name="ce129"/>
        <table:table-column table:style-name="co2" table:default-cell-style-name="ce14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4" table:default-cell-style-name="Default"/>
        <table:table-row table:style-name="ro1">
          <table:table-cell table:style-name="ce182"/>
          <table:table-cell table:style-name="Default"/>
          <table:table-cell table:number-columns-repeated="1022"/>
        </table:table-row>
        <table:table-row table:style-name="ro2">
          <table:table-cell table:style-name="ce128" office:value-type="string" calcext:value-type="string">
            <text:p>Empresa</text:p>
          </table:table-cell>
          <table:table-cell table:style-name="ce138"/>
          <table:table-cell table:style-name="ce150" office:value-type="string" calcext:value-type="string">
            <text:p>{d.empresa}</text:p>
          </table:table-cell>
          <table:table-cell table:style-name="ce158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ireccion 1</text:p>
          </table:table-cell>
          <table:table-cell/>
          <table:table-cell table:style-name="ce151" office:value-type="string" calcext:value-type="string">
            <text:p>{d.direccion}</text:p>
          </table:table-cell>
          <table:table-cell table:style-name="ce159"/>
          <table:table-cell table:style-name="ce131"/>
          <table:table-cell table:number-columns-repeated="1019"/>
        </table:table-row>
        <table:table-row table:style-name="ro2">
          <table:table-cell office:value-type="string" calcext:value-type="string">
            <text:p>Direccion 2</text:p>
          </table:table-cell>
          <table:table-cell/>
          <table:table-cell table:style-name="ce152" office:value-type="string" office:string-value="{d.cp} {d.ciudad}  " calcext:value-type="string">
            <text:p>{d.cp} {d.ciudad} <text:s text:c="2"/></text:p>
          </table:table-cell>
          <table:table-cell table:style-name="ce160"/>
          <table:table-cell table:style-name="ce167"/>
          <table:table-cell table:number-columns-repeated="1019"/>
        </table:table-row>
        <table:table-row table:style-name="ro2">
          <table:table-cell office:value-type="string" calcext:value-type="string">
            <text:p>Direccion 3</text:p>
          </table:table-cell>
          <table:table-cell/>
          <table:table-cell table:style-name="ce151" office:value-type="string" calcext:value-type="string">
            <text:p>{d.provincia}</text:p>
          </table:table-cell>
          <table:table-cell table:style-name="ce162"/>
          <table:table-cell table:style-name="ce168"/>
          <table:table-cell table:number-columns-repeated="1019"/>
        </table:table-row>
        <table:table-row table:style-name="ro2">
          <table:table-cell office:value-type="string" calcext:value-type="string">
            <text:p>Tel. </text:p>
          </table:table-cell>
          <table:table-cell/>
          <table:table-cell table:style-name="ce151" office:value-type="string" calcext:value-type="string">
            <text:p>N.I.F. <text:s/>{d.cif}</text:p>
          </table:table-cell>
          <table:table-cell table:style-name="ce163"/>
          <table:table-cell table:style-name="ce168"/>
          <table:table-cell table:number-columns-repeated="1019"/>
        </table:table-row>
        <table:table-row table:style-name="ro2">
          <table:table-cell office:value-type="string" calcext:value-type="string">
            <text:p>C.I.F. <text:s text:c="2"/></text:p>
          </table:table-cell>
          <table:table-cell/>
          <table:table-cell table:style-name="ce153"/>
          <table:table-cell table:style-name="ce163"/>
          <table:table-cell table:style-name="ce44" office:value-type="string" office:string-value="PAG. 1 de 2" calcext:value-type="string">
            <text:p>PAG. 1 de 2 </text:p>
          </table:table-cell>
          <table:table-cell table:number-columns-repeated="1019"/>
        </table:table-row>
        <table:table-row table:style-name="ro2">
          <table:table-cell table:style-name="ce173" office:value-type="string" calcext:value-type="string">
            <text:p>Web</text:p>
          </table:table-cell>
          <table:table-cell table:style-name="ce142"/>
          <table:table-cell table:style-name="ce154" office:value-type="string" calcext:value-type="string">
            <text:p>FECHA</text:p>
          </table:table-cell>
          <table:table-cell table:style-name="ce131"/>
          <table:table-cell table:style-name="ce154" office:value-type="string" calcext:value-type="string">
            <text:p>FACTURA</text:p>
          </table:table-cell>
          <table:table-cell table:number-columns-repeated="1019"/>
        </table:table-row>
        <table:table-row table:style-name="ro2">
          <table:table-cell table:style-name="ce42"/>
          <table:table-cell table:style-name="ce53"/>
          <table:table-cell table:style-name="ce60" office:value-type="string" calcext:value-type="string">
            <text:p>{d.fecha}</text:p>
          </table:table-cell>
          <table:table-cell table:style-name="ce65"/>
          <table:table-cell table:style-name="ce69" office:value-type="string" calcext:value-type="string">
            <text:p>{d.nFactura}</text:p>
          </table:table-cell>
          <table:table-cell table:number-columns-repeated="5"/>
          <table:table-cell table:style-name="ce42" table:number-columns-repeated="1014"/>
        </table:table-row>
        <table:table-row table:style-name="ro2">
          <table:table-cell table:style-name="ce42" table:number-columns-repeated="5"/>
          <table:table-cell table:number-columns-repeated="5"/>
          <table:table-cell table:style-name="ce42" table:number-columns-repeated="1014"/>
        </table:table-row>
        <table:table-row table:style-name="ro3">
          <table:table-cell table:style-name="ce355" office:value-type="string" calcext:value-type="string" table:number-columns-spanned="2" table:number-rows-spanned="1">
            <text:p>DESCRIPCIÓN</text:p>
          </table:table-cell>
          <table:covered-table-cell table:style-name="ce18"/>
          <table:table-cell table:style-name="ce18" office:value-type="string" calcext:value-type="string">
            <text:p>PESO</text:p>
          </table:table-cell>
          <table:table-cell table:style-name="ce367" office:value-type="string" office:string-value="PRECIO" calcext:value-type="string">
            <text:p>PRECIO </text:p>
          </table:table-cell>
          <table:table-cell table:style-name="ce370" office:value-type="string" office:string-value="IMPORTE" calcext:value-type="string">
            <text:p>IMPORTE </text:p>
          </table:table-cell>
          <table:table-cell table:number-columns-repeated="5"/>
          <table:table-cell table:style-name="ce42" table:number-columns-repeated="1014"/>
        </table:table-row>
        <table:table-row table:style-name="ro3">
          <table:table-cell table:style-name="ce356" office:value-type="string" calcext:value-type="string">
            <text:p>{d.filas[i].descripcion}</text:p>
          </table:table-cell>
          <table:table-cell table:style-name="ce360" office:value-type="string" calcext:value-type="string">
            <text:p>{d.filas[i].fecha}</text:p>
          </table:table-cell>
          <table:table-cell table:style-name="ce363" office:value-type="string" office:string-value="{d.filas[i].peso}" calcext:value-type="string">
            <text:p>{d.filas[i].peso} </text:p>
          </table:table-cell>
          <table:table-cell table:style-name="ce368" office:value-type="string" office:string-value="{d.filas[i].precio}" calcext:value-type="string">
            <text:p>{d.filas[i].precio} </text:p>
          </table:table-cell>
          <table:table-cell table:style-name="ce371" office:value-type="string" office:string-value="{d.filas[i].importe}" calcext:value-type="string">
            <text:p>{d.filas[i].importe} </text:p>
          </table:table-cell>
          <table:table-cell table:number-columns-repeated="5"/>
          <table:table-cell table:style-name="ce42" table:number-columns-repeated="1014"/>
        </table:table-row>
        <table:table-row table:style-name="ro3">
          <table:table-cell table:style-name="ce357" office:value-type="string" calcext:value-type="string">
            <text:p>{d.filas[i+1].descripcion}</text:p>
          </table:table-cell>
          <table:table-cell table:style-name="ce361"/>
          <table:table-cell table:style-name="ce363"/>
          <table:table-cell table:style-name="ce368"/>
          <table:table-cell table:style-name="ce371" table:formula="of:=[.C13]*[.D13]" office:value-type="float" office:value="0" calcext:value-type="float">
            <text:p>- € </text:p>
          </table:table-cell>
          <table:table-cell table:number-columns-repeated="5"/>
          <table:table-cell table:style-name="ce42" table:number-columns-repeated="1014"/>
        </table:table-row>
        <table:table-row table:style-name="ro3">
          <table:table-cell table:style-name="ce358"/>
          <table:table-cell table:style-name="ce362"/>
          <table:table-cell table:style-name="ce364"/>
          <table:table-cell table:style-name="ce369"/>
          <table:table-cell table:style-name="ce372"/>
          <table:table-cell table:number-columns-repeated="5"/>
          <table:table-cell table:style-name="ce42" table:number-columns-repeated="1014"/>
        </table:table-row>
        <table:table-row table:style-name="ro3">
          <table:table-cell table:style-name="ce47" table:number-columns-repeated="2"/>
          <table:table-cell table:style-name="ce42" table:number-columns-repeated="3"/>
          <table:table-cell table:number-columns-repeated="5"/>
          <table:table-cell table:style-name="ce42" table:number-columns-repeated="1014"/>
        </table:table-row>
        <table:table-row table:style-name="ro3">
          <table:table-cell table:style-name="ce48"/>
          <table:table-cell table:style-name="Default"/>
          <table:table-cell table:number-columns-repeated="8"/>
          <table:table-cell table:style-name="ce42" table:number-columns-repeated="1014"/>
        </table:table-row>
        <table:table-row table:style-name="ro3">
          <table:table-cell table:style-name="ce12" office:value-type="string" calcext:value-type="string">
            <text:p>PRECIOS IVA INCLUIDO</text:p>
          </table:table-cell>
          <table:table-cell table:style-name="Default"/>
          <table:table-cell table:number-columns-repeated="8"/>
          <table:table-cell table:style-name="ce42" table:number-columns-repeated="1014"/>
        </table:table-row>
        <table:table-row table:style-name="ro3">
          <table:table-cell table:style-name="Default" table:number-columns-repeated="2"/>
          <table:table-cell table:number-columns-repeated="1022"/>
        </table:table-row>
      </table:table>
      <table:table table:name="Pag. 2" table:style-name="ta1">
        <office:forms form:automatic-focus="false" form:apply-design-mode="false"/>
        <table:table-column table:style-name="co1" table:default-cell-style-name="ce12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4" table:default-cell-style-name="Default"/>
        <table:table-row table:style-name="ro1">
          <table:table-cell table:style-name="ce182"/>
          <table:table-cell table:number-columns-repeated="1023"/>
        </table:table-row>
        <table:table-row table:style-name="ro2">
          <table:table-cell table:style-name="ce128" office:value-type="string" calcext:value-type="string">
            <text:p>Empresa</text:p>
          </table:table-cell>
          <table:table-cell table:style-name="ce138"/>
          <table:table-cell table:style-name="ce150" office:value-type="string" calcext:value-type="string">
            <text:p>{d.empresa}</text:p>
          </table:table-cell>
          <table:table-cell table:style-name="ce158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Direccion 1</text:p>
          </table:table-cell>
          <table:table-cell table:style-name="ce141"/>
          <table:table-cell table:style-name="ce151" office:value-type="string" calcext:value-type="string">
            <text:p>{d.direccion}</text:p>
          </table:table-cell>
          <table:table-cell table:style-name="ce159"/>
          <table:table-cell table:style-name="ce131"/>
          <table:table-cell table:number-columns-repeated="1019"/>
        </table:table-row>
        <table:table-row table:style-name="ro2">
          <table:table-cell office:value-type="string" calcext:value-type="string">
            <text:p>Direccion 2</text:p>
          </table:table-cell>
          <table:table-cell table:style-name="ce141"/>
          <table:table-cell table:style-name="ce152" office:value-type="string" office:string-value="{d.cp} {d.ciudad}  " calcext:value-type="string">
            <text:p>{d.cp} {d.ciudad} <text:s text:c="2"/></text:p>
          </table:table-cell>
          <table:table-cell table:style-name="ce160"/>
          <table:table-cell table:style-name="ce167"/>
          <table:table-cell table:number-columns-repeated="1019"/>
        </table:table-row>
        <table:table-row table:style-name="ro2">
          <table:table-cell office:value-type="string" calcext:value-type="string">
            <text:p>Direccion 3</text:p>
          </table:table-cell>
          <table:table-cell table:style-name="ce141"/>
          <table:table-cell table:style-name="ce151" office:value-type="string" calcext:value-type="string">
            <text:p>{d.provincia}</text:p>
          </table:table-cell>
          <table:table-cell table:style-name="ce162"/>
          <table:table-cell table:style-name="ce168"/>
          <table:table-cell table:number-columns-repeated="1019"/>
        </table:table-row>
        <table:table-row table:style-name="ro2">
          <table:table-cell office:value-type="string" calcext:value-type="string">
            <text:p>Tel. </text:p>
          </table:table-cell>
          <table:table-cell table:style-name="ce141"/>
          <table:table-cell table:style-name="ce151" office:value-type="string" calcext:value-type="string">
            <text:p>N.I.F. <text:s/>{d.cif}</text:p>
          </table:table-cell>
          <table:table-cell table:style-name="ce163"/>
          <table:table-cell table:style-name="ce168"/>
          <table:table-cell table:number-columns-repeated="1019"/>
        </table:table-row>
        <table:table-row table:style-name="ro2">
          <table:table-cell office:value-type="string" calcext:value-type="string">
            <text:p>C.I.F. <text:s text:c="2"/></text:p>
          </table:table-cell>
          <table:table-cell table:style-name="ce141"/>
          <table:table-cell table:style-name="ce153"/>
          <table:table-cell table:style-name="ce163"/>
          <table:table-cell table:style-name="ce44" office:value-type="string" office:string-value="PAG. 2 de 2" calcext:value-type="string">
            <text:p>PAG. 2 de 2 </text:p>
          </table:table-cell>
          <table:table-cell table:number-columns-repeated="1019"/>
        </table:table-row>
        <table:table-row table:style-name="ro2">
          <table:table-cell table:style-name="ce173" office:value-type="string" calcext:value-type="string">
            <text:p>Web</text:p>
          </table:table-cell>
          <table:table-cell table:style-name="ce142"/>
          <table:table-cell table:style-name="ce154" office:value-type="string" calcext:value-type="string">
            <text:p>FECHA</text:p>
          </table:table-cell>
          <table:table-cell table:style-name="ce131"/>
          <table:table-cell table:style-name="ce154" office:value-type="string" calcext:value-type="string">
            <text:p>FACTURA</text:p>
          </table:table-cell>
          <table:table-cell table:number-columns-repeated="1019"/>
        </table:table-row>
        <table:table-row table:style-name="ro2">
          <table:table-cell table:style-name="ce42"/>
          <table:table-cell table:style-name="ce53"/>
          <table:table-cell table:style-name="ce60" office:value-type="string" calcext:value-type="string">
            <text:p>{d.fecha}</text:p>
          </table:table-cell>
          <table:table-cell table:style-name="ce65"/>
          <table:table-cell table:style-name="ce69" office:value-type="string" calcext:value-type="string">
            <text:p>{d.nFactura}</text:p>
          </table:table-cell>
          <table:table-cell table:number-columns-repeated="5"/>
          <table:table-cell table:style-name="ce42" table:number-columns-repeated="1014"/>
        </table:table-row>
        <table:table-row table:style-name="ro2">
          <table:table-cell table:style-name="ce42" table:number-columns-repeated="5"/>
          <table:table-cell table:number-columns-repeated="5"/>
          <table:table-cell table:style-name="ce42" table:number-columns-repeated="1014"/>
        </table:table-row>
        <table:table-row table:style-name="ro3">
          <table:table-cell table:style-name="ce355" office:value-type="string" calcext:value-type="string" table:number-columns-spanned="2" table:number-rows-spanned="1">
            <text:p>DESCRIPCIÓN</text:p>
          </table:table-cell>
          <table:covered-table-cell table:style-name="ce18"/>
          <table:table-cell table:style-name="ce18" office:value-type="string" calcext:value-type="string">
            <text:p>PESO</text:p>
          </table:table-cell>
          <table:table-cell table:style-name="ce367" office:value-type="string" office:string-value="PRECIO" calcext:value-type="string">
            <text:p>PRECIO </text:p>
          </table:table-cell>
          <table:table-cell table:style-name="ce370" office:value-type="string" office:string-value="IMPORTE" calcext:value-type="string">
            <text:p>IMPORTE </text:p>
          </table:table-cell>
          <table:table-cell table:number-columns-repeated="5"/>
          <table:table-cell table:style-name="ce42" table:number-columns-repeated="1014"/>
        </table:table-row>
        <table:table-row table:style-name="ro3">
          <table:table-cell table:style-name="ce356" office:value-type="string" calcext:value-type="string">
            <text:p>{d.filas2[i].descripcion}</text:p>
          </table:table-cell>
          <table:table-cell table:style-name="ce360" office:value-type="string" calcext:value-type="string">
            <text:p>{d.filas2[i].fecha}</text:p>
          </table:table-cell>
          <table:table-cell table:style-name="ce363" office:value-type="string" office:string-value="{d.filas2[i].peso}" calcext:value-type="string">
            <text:p>{d.filas2[i].peso} </text:p>
          </table:table-cell>
          <table:table-cell table:style-name="ce368" office:value-type="string" office:string-value="{d.filas2[i].precio}" calcext:value-type="string">
            <text:p>{d.filas2[i].precio} </text:p>
          </table:table-cell>
          <table:table-cell table:style-name="ce371" office:value-type="string" office:string-value="{d.filas2[i].importe}" calcext:value-type="string">
            <text:p>{d.filas2[i].importe} </text:p>
          </table:table-cell>
          <table:table-cell table:number-columns-repeated="5"/>
          <table:table-cell table:style-name="ce42" table:number-columns-repeated="1014"/>
        </table:table-row>
        <table:table-row table:style-name="ro3">
          <table:table-cell table:style-name="ce357" office:value-type="string" calcext:value-type="string">
            <text:p>{d.filas2[i+1].descripcion}</text:p>
          </table:table-cell>
          <table:table-cell table:style-name="ce361"/>
          <table:table-cell table:style-name="ce363"/>
          <table:table-cell table:style-name="ce368"/>
          <table:table-cell table:style-name="ce371" table:formula="of:=[.C13]*[.D13]" office:value-type="float" office:value="0" calcext:value-type="float">
            <text:p>- € </text:p>
          </table:table-cell>
          <table:table-cell table:number-columns-repeated="5"/>
          <table:table-cell table:style-name="ce42" table:number-columns-repeated="1014"/>
        </table:table-row>
        <table:table-row table:style-name="ro3">
          <table:table-cell table:style-name="ce358"/>
          <table:table-cell table:style-name="ce362"/>
          <table:table-cell table:style-name="ce364"/>
          <table:table-cell table:style-name="ce369"/>
          <table:table-cell table:style-name="ce372"/>
          <table:table-cell table:number-columns-repeated="5"/>
          <table:table-cell table:style-name="ce42" table:number-columns-repeated="1014"/>
        </table:table-row>
        <table:table-row table:style-name="ro3">
          <table:table-cell table:style-name="ce47"/>
          <table:table-cell table:number-columns-repeated="2"/>
          <table:table-cell table:style-name="ce42" table:number-columns-repeated="2"/>
          <table:table-cell table:number-columns-repeated="5"/>
          <table:table-cell table:style-name="ce42" table:number-columns-repeated="1014"/>
        </table:table-row>
        <table:table-row table:style-name="ro3">
          <table:table-cell table:style-name="ce48"/>
          <table:table-cell/>
          <table:table-cell table:style-name="ce51" office:value-type="string" calcext:value-type="string">
            <text:p>B. IMPONIBLE</text:p>
          </table:table-cell>
          <table:table-cell table:style-name="ce51" office:value-type="string" calcext:value-type="string">
            <text:p>IVA 10%</text:p>
          </table:table-cell>
          <table:table-cell table:style-name="ce54" office:value-type="string" calcext:value-type="string">
            <text:p>TOTAL FACTURA</text:p>
          </table:table-cell>
          <table:table-cell table:number-columns-repeated="5"/>
          <table:table-cell table:style-name="ce42" table:number-columns-repeated="1014"/>
        </table:table-row>
        <table:table-row table:style-name="ro3">
          <table:table-cell table:style-name="ce12" office:value-type="string" calcext:value-type="string">
            <text:p>PRECIOS IVA INCLUIDO</text:p>
          </table:table-cell>
          <table:table-cell/>
          <table:table-cell table:style-name="ce52" office:value-type="string" calcext:value-type="string">
            <text:p>{d.base:formatN()}</text:p>
          </table:table-cell>
          <table:table-cell table:style-name="ce52" office:value-type="string" calcext:value-type="string">
            <text:p>{d.iva:formatN()}</text:p>
          </table:table-cell>
          <table:table-cell table:style-name="ce55" office:value-type="string" calcext:value-type="string">
            <text:p>{d.total:formatN()}</text:p>
          </table:table-cell>
          <table:table-cell table:number-columns-repeated="5"/>
          <table:table-cell table:style-name="ce42" table:number-columns-repeated="1014"/>
        </table:table-row>
        <table:table-row table:style-name="ro3">
          <table:table-cell table:style-name="Default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imes New Roman" svg:font-family="'Times New Roman'" style:font-family-generic="roman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7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number:min-decimal-places="2" number:min-integer-digits="1" number:grouping="true"/>
      <number:text> €</number:text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">
      <number:number number:decimal-places="0" number:min-decimal-places="0" number:min-integer-digits="1" number:grouping="true"/>
      <number:text>    </number:text>
    </number:number-style>
    <number:number-style style:name="N124P0" style:volatile="true"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 € </number:text>
    </number:number-style>
    <number:number-style style:name="N136P0" style:volatile="true"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2P0" style:volatile="true">
      <number:text>€</number:text>
      <number:number number:decimal-places="0" number:min-decimal-places="0" number:min-integer-digits="1" number:grouping="true"/>
    </number:number-style>
    <number:number-style style:name="N142">
      <number:text>-€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5P0" style:volatile="true">
      <number:text>€</number:text>
      <number:number number:decimal-places="2" number:min-decimal-places="2" number:min-integer-digits="1" number:grouping="true"/>
    </number:number-style>
    <number:number-style style:name="N145">
      <number:text>-€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6P0" style:volatile="true">
      <number:text>€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5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€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€-</number:text>
      <number:number number:decimal-places="0" number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2" number:min-decimal-places="2" number:min-integer-digits="1" number:grouping="true"/>
      <number:text> </number:text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0" number:min-decimal-places="0" number:min-integer-digits="1" number:grouping="true"/>
      <number:text> pta</number:text>
    </number:number-style>
    <number:number-style style:name="N164P0" style:volatile="true">
      <number:number number:decimal-places="0" number:min-decimal-places="0" number:min-integer-digits="1" number:grouping="true"/>
      <number:text> pta</number:text>
    </number:number-style>
    <number:number-style style:name="N164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pta</number:text>
    </number:number-style>
    <number:number-style style:name="N167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pta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8P0"/>
    </number:number-style>
    <number:number-style style:name="N172P0" style:volatile="true">
      <number:number number:decimal-places="0" number:min-decimal-places="0" number:min-integer-digits="1" number:grouping="true"/>
      <number:text> pta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72P2" style:volatile="true">
      <number:text> -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decimal-places="0" number:min-integer-digits="1" number:grouping="true"/>
      <number:text>       </number:text>
    </number:number-style>
    <number:number-style style:name="N17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6P2" style:volatile="true">
      <number:text> -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pta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80P2" style:volatile="true">
      <number:text>-</number:text>
      <number:number number:decimal-places="0" number:min-decimal-places="0" number:min-integer-digits="0"/>
      <number:text> pta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decimal-places="2" number:min-integer-digits="1" number:grouping="true"/>
      <number:text>      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4P2" style:volatile="true">
      <number:text>-</number:text>
      <number:number number:decimal-places="0" number:min-decimal-places="0" number:min-integer-digits="0"/>
      <number:text>   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decimal-places="0" number:min-integer-digits="1" number:grouping="true"/>
      <number:text> Pts</number:text>
    </number:number-style>
    <number:number-style style:name="N186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0" number:min-decimal-places="0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7P0"/>
    </number:number-style>
    <number:number-style style:name="N189P0" style:volatile="true">
      <number:number number:decimal-places="2" number:min-decimal-places="2" number:min-integer-digits="1" number:grouping="true"/>
      <number:text> Pts</number:text>
    </number:number-style>
    <number:number-style style:name="N189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Pts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90P0"/>
    </number:number-style>
    <number:number-style style:name="N194P0" style:volatile="true">
      <number:number number:decimal-places="0" number:min-decimal-places="0" number:min-integer-digits="1" number:grouping="true"/>
      <number:text> Pts </number:text>
    </number:number-style>
    <number:number-style style:name="N194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4P2" style:volatile="true">
      <number:text> -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decimal-places="2" number:min-integer-digits="1" number:grouping="true"/>
      <number:text> Pts </number:text>
    </number:number-style>
    <number:number-style style:name="N198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8P2" style:volatile="true">
      <number:text>-</number:text>
      <number:number number:decimal-places="0" number:min-decimal-places="0" number:min-integer-digits="0"/>
      <number:text> Pts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0" number:min-decimal-places="0" number:min-integer-digits="1" number:grouping="true"/>
      <number:text> kr</number:text>
    </number:number-style>
    <number:number-style style:name="N200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0" number:min-decimal-places="0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1P0"/>
    </number:number-style>
    <number:number-style style:name="N203P0" style:volatile="true">
      <number:number number:decimal-places="2" number:min-decimal-places="2" number:min-integer-digits="1" number:grouping="true"/>
      <number:text> kr</number:text>
    </number:number-style>
    <number:number-style style:name="N203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3P0"/>
    </number:number-style>
    <number:number-style style:name="N204P0" style:volatile="true">
      <number:number number:decimal-places="2" number:min-decimal-places="2" number:min-integer-digits="1" number:grouping="true"/>
      <number:text> kr</number:text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4P0"/>
    </number:number-style>
    <number:number-style style:name="N208P0" style:volatile="true">
      <number:number number:decimal-places="0" number:min-decimal-places="0" number:min-integer-digits="1" number:grouping="true"/>
      <number:text> kr </number:text>
    </number:number-style>
    <number:number-style style:name="N208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8P2" style:volatile="true">
      <number:text> - kr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decimal-places="0" number:min-integer-digits="1" number:grouping="true"/>
      <number:text>     </number:text>
    </number:number-style>
    <number:number-style style:name="N212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12P2" style:volatile="true">
      <number:text> - 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decimal-places="2" number:min-integer-digits="1" number:grouping="true"/>
      <number:text> kr </number:text>
    </number:number-style>
    <number:number-style style:name="N216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6P2" style:volatile="true">
      <number:text>-</number:text>
      <number:number number:decimal-places="0" number:min-decimal-places="0" number:min-integer-digits="0"/>
      <number:text> kr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decimal-places="2" number:min-integer-digits="1" number:grouping="true"/>
      <number:text>    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20P2" style:volatile="true">
      <number:text>-</number:text>
      <number:number number:decimal-places="0" number:min-decimal-places="0" number:min-integer-digits="0"/>
      <number:text> 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Yes</number:text>
    </number:number-style>
    <number:number-style style:name="N222P1" style:volatile="true">
      <number:text>Yes</number:text>
    </number:number-style>
    <number:number-style style:name="N222">
      <number:text>No</number:text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True</number:text>
    </number:number-style>
    <number:number-style style:name="N224P1" style:volatile="true">
      <number:text>True</number:text>
    </number:number-style>
    <number:number-style style:name="N224">
      <number:text>False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On</number:text>
    </number:number-style>
    <number:number-style style:name="N226P1" style:volatile="true">
      <number:text>On</number:text>
    </number:number-style>
    <number:number-style style:name="N226">
      <number:text>Off</number:text>
      <style:map style:condition="value()&gt;0" style:apply-style-name="N226P0"/>
      <style:map style:condition="value()&lt;0" style:apply-style-name="N226P1"/>
    </number:number-style>
    <number:currency-style style:name="N22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date-style style:name="N230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30">
      <number:text-content/>
      <style:map style:condition="value()&lt;=1.7976931348623157E+308" style:apply-style-name="N230P0"/>
    </number:text-style>
    <number:number-style style:name="N231">
      <number:text>Fijo</number:text>
    </number:number-style>
    <number:number-style style:name="N23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number number:decimal-places="2" number:min-decimal-places="2" number:min-integer-digits="1" number:grouping="true"/>
      <number:text> </number:text>
    </number:number-style>
    <number:number-style style:name="N2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text/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text-style style:name="N239">
      <number:text-content/>
      <number:text>  </number:text>
    </number:text-style>
    <number:number-style style:name="N240P0" style:volatile="true"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40P2" style:volatile="true">
      <number:text>-</number:text>
      <number:number number:decimal-places="0" number:min-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42P2" style:volatile="true">
      <number:text> €-</number:text>
      <number:number number:decimal-places="0" number:min-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5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5">
      <number:text-content/>
      <style:map style:condition="value()&lt;=1.7976931348623157E+308" style:apply-style-name="N245P0"/>
    </number:text-style>
    <number:date-style style:name="N247P0" style:volatile="true">
      <number:day number:style="long"/>
      <number:text>-</number:text>
      <number:month number:style="long"/>
      <number:text>-</number:text>
      <number:year/>
    </number:date-style>
    <number:text-style style:name="N247">
      <number:text-content/>
      <style:map style:condition="value()&lt;=1.7976931348623157E+308" style:apply-style-name="N247P0"/>
    </number:text-style>
    <number:currency-style style:name="N251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Sí</number:text>
    </number:number-style>
    <number:number-style style:name="N253P1" style:volatile="true">
      <number:text>Sí</number:text>
    </number:number-style>
    <number:number-style style:name="N253">
      <number:text>No</number:text>
      <style:map style:condition="value()&gt;0" style:apply-style-name="N253P0"/>
      <style:map style:condition="value()&lt;0" style:apply-style-name="N253P1"/>
    </number:number-style>
    <number:number-style style:name="N255P0" style:volatile="true">
      <number:text>Verdadero</number:text>
    </number:number-style>
    <number:number-style style:name="N255P1" style:volatile="true">
      <number:text>Verdadero</number:text>
    </number:number-style>
    <number:number-style style:name="N255">
      <number:text>Fals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vado</number:text>
    </number:number-style>
    <number:number-style style:name="N257P1" style:volatile="true">
      <number:text>Activado</number:text>
    </number:number-style>
    <number:number-style style:name="N257">
      <number:text>Desactivado</number:text>
      <style:map style:condition="value()&gt;0" style:apply-style-name="N257P0"/>
      <style:map style:condition="value()&lt;0" style:apply-style-name="N257P1"/>
    </number:number-style>
    <number:currency-style style:name="N260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number:number number:decimal-places="3" number:min-decimal-places="3" number:min-integer-digits="1" number:grouping="true"/>
      <number:text>    </number:text>
    </number:number-style>
    <number:number-style style:name="N263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3P2" style:volatile="true">
      <number:text>-</number:text>
      <number:number number:decimal-places="0" number:min-decimal-places="0" number:min-integer-digits="0"/>
      <number:text>   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">
      <number:number number:decimal-places="3" number:min-decimal-places="3" number:min-integer-digits="1"/>
    </number:number-style>
    <number:number-style style:name="N267P0" style:volatile="true">
      <number:number number:decimal-places="3" number:min-decimal-places="3" number:min-integer-digits="1" number:grouping="true"/>
      <number:text> € </number:text>
    </number:number-style>
    <number:number-style style:name="N26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7P2" style:volatile="true">
      <number:text>-</number:text>
      <number:number number:decimal-places="0" number:min-decimal-places="0" number:min-integer-digits="0"/>
      <number:text> €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1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1P2" style:volatile="true">
      <number:text> IR£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5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5P2" style:volatile="true">
      <number:text> IR£-</number:text>
      <number:number number:decimal-places="0" number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date-style style:name="N277P0" style:volatile="true">
      <number:day/>
      <number:text>-</number:text>
      <number:month number:textual="true"/>
    </number:date-style>
    <number:text-style style:name="N277">
      <number:text-content/>
      <style:map style:condition="value()&lt;=1.7976931348623157E+308" style:apply-style-name="N277P0"/>
    </number:text-style>
    <number:date-style style:name="N279P0" style:volatile="true">
      <number:day/>
      <number:text>-</number:text>
      <number:month/>
      <number:text>-</number:text>
      <number:year/>
    </number:date-style>
    <number:text-style style:name="N279">
      <number:text-content/>
      <style:map style:condition="value()&lt;=1.7976931348623157E+308" style:apply-style-name="N279P0"/>
    </number:text-style>
    <number:date-style style:name="N281P0" style:volatile="true">
      <number:day/>
      <number:text>-</number:text>
      <number:month number:textual="true"/>
      <number:text>-</number:text>
      <number:year/>
    </number:date-style>
    <number:text-style style:name="N281">
      <number:text-content/>
      <style:map style:condition="value()&lt;=1.7976931348623157E+308" style:apply-style-name="N281P0"/>
    </number:text-style>
    <number:currency-style style:name="N285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text>IR£</number:text>
      <number:number number:decimal-places="0" number:min-decimal-places="0" number:min-integer-digits="1" number:grouping="true"/>
    </number:number-style>
    <number:number-style style:name="N287">
      <number:text>-IR£</number:text>
      <number:number number:decimal-places="0" number:min-decimal-places="0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0" number:min-decimal-places="0" number:min-integer-digits="1" number:grouping="true"/>
    </number:number-style>
    <number:number-style style:name="N288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IR£</number:text>
      <number:number number:decimal-places="2" number:min-decimal-places="2" number:min-integer-digits="1" number:grouping="true"/>
    </number:number-style>
    <number:number-style style:name="N290">
      <number:text>-IR£</number:text>
      <number:number number:decimal-places="2" number:min-decimal-places="2" number:min-integer-digits="1" number:grouping="true"/>
      <style:map style:condition="value()&gt;=0" style:apply-style-name="N290P0"/>
    </number:number-style>
    <number:number-style style:name="N291P0" style:volatile="true">
      <number:text>IR£</number:text>
      <number:number number:decimal-places="2" number:min-decimal-places="2" number:min-integer-digits="1" number:grouping="true"/>
    </number:number-style>
    <number:number-style style:name="N291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91P0"/>
    </number:number-style>
    <number:date-style style:name="N293P0" style:volatile="true">
      <number:month/>
      <number:text>/</number:text>
      <number:day/>
      <number:text>/</number:text>
      <number:year number:style="long"/>
    </number:date-style>
    <number:number-style style:name="N293">
      <number:text/>
      <style:map style:condition="value()&gt;=0" style:apply-style-name="N293P0"/>
    </number:number-style>
    <number:number-style style:name="N29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4P2" style:volatile="true">
      <number:text> $-</number:text>
      <number:number number:decimal-places="0" number:min-decimal-places="0" number:min-integer-digits="0"/>
      <number:text>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date-style style:name="N29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8P0" style:volatile="true">
      <number:number number:decimal-places="4" number:min-decimal-places="4" number:min-integer-digits="1" number:grouping="true"/>
      <number:text>    </number:text>
    </number:number-style>
    <number:number-style style:name="N298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8P2" style:volatile="true">
      <number:text>-</number:text>
      <number:number number:decimal-places="0" number:min-decimal-places="0" number:min-integer-digits="0"/>
      <number:text>   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">
      <number:number number:decimal-places="1" number:min-decimal-places="1" number:min-integer-digits="1"/>
    </number:number-style>
    <number:date-style style:name="N300">
      <number:month number:textual="true"/>
      <number:text>-</number:text>
      <number:year number:style="long"/>
    </number:date-style>
    <number:number-style style:name="N303P0" style:volatile="true">
      <number:number number:decimal-places="4" number:min-decimal-places="4" number:min-integer-digits="1" number:grouping="true"/>
      <number:text> € </number:text>
    </number:number-style>
    <number:number-style style:name="N303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3P2" style:volatile="true">
      <number:text>-</number:text>
      <number:number number:decimal-places="0" number:min-decimal-places="0" number:min-integer-digits="0"/>
      <number:text> €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date-style style:name="N305P0" style:volatile="true">
      <number:day/>
      <number:text>-</number:text>
      <number:month/>
    </number:date-style>
    <number:text-style style:name="N305">
      <number:text-content/>
      <style:map style:condition="value()&lt;=1.7976931348623157E+308" style:apply-style-name="N305P0"/>
    </number:text-style>
    <number:currency-style style:name="N30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7P0"/>
    </number:currency-style>
    <number:currency-style style:name="N309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currency-style style:name="N313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4P0" style:volatile="true">
      <number:number number:decimal-places="2" number:min-decimal-places="2" number:min-integer-digits="1" number:grouping="true"/>
      <number:text> € </number:text>
    </number:number-style>
    <number:number-style style:name="N31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4P2" style:volatile="true">
      <number:text>-</number:text>
      <number:number number:decimal-places="0" number:min-decimal-places="0" number:min-integer-digits="0"/>
      <number:text> € </number:text>
    </number:number-style>
    <number:text-style style:name="N314">
      <number:text-content/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date-style style:name="N315">
      <number:day/>
      <number:text> de </number:text>
      <number:month number:textual="true"/>
      <number:text> de </number:text>
      <number:year/>
    </number:date-style>
    <number:number-style style:name="N316">
      <number:number number:decimal-places="3" number:min-decimal-places="3" number:min-integer-digits="1" number:grouping="true"/>
    </number:number-style>
    <number:number-style style:name="N317">
      <number:number number:decimal-places="4" number:min-decimal-places="4" number:min-integer-digits="1"/>
    </number:number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8P0"/>
    </number:currency-style>
    <number:currency-style style:name="N320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20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20P0"/>
    </number:currency-style>
    <number:currency-style style:name="N3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1P0"/>
    </number:currency-style>
    <number:number-style style:name="N322">
      <number:number number:decimal-places="0" number:min-decimal-places="0" number:min-integer-digits="3"/>
    </number:number-style>
    <number:date-style style:name="N323">
      <number:day number:style="long"/>
      <number:text> </number:text>
      <number:month number:textual="true"/>
    </number:date-style>
    <number:date-style style:name="N324">
      <number:day number:style="long"/>
      <number:text>-</number:text>
      <number:month number:textual="true"/>
      <number:text>-</number:text>
      <number:year/>
    </number:date-style>
    <number:date-style style:name="N325">
      <number:day number:style="long"/>
      <number:text>/</number:text>
      <number:month number:textual="true"/>
      <number:text>/</number:text>
      <number:year/>
    </number:date-style>
    <number:date-style style:name="N326">
      <number:day/>
      <number:text>. </number:text>
      <number:month number:textual="true"/>
      <number:text>. </number:text>
      <number:year/>
    </number:date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7P0"/>
    </number:currency-style>
    <number:currency-style style:name="N32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8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8P0"/>
    </number:currency-style>
    <number:currency-style style:name="N3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9P0"/>
    </number:currency-style>
    <number:currency-style style:name="N3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30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30P0"/>
    </number:currency-style>
    <number:number-style style:name="N331">
      <number:number number:decimal-places="0" number:min-decimal-places="0" number:min-integer-digits="3"/>
      <number:text> kw</number:text>
    </number:number-style>
    <number:number-style style:name="N332">
      <number:number number:decimal-places="0" number:min-decimal-places="0" number:min-integer-digits="3" number:grouping="true"/>
      <number:text> kw</number:text>
    </number:number-style>
    <number:number-style style:name="N333">
      <number:number number:decimal-places="0" number:min-decimal-places="0" number:min-integer-digits="2"/>
    </number:number-style>
    <number:number-style style:name="N334">
      <number:number number:decimal-places="2" number:min-decimal-places="2" number:min-integer-digits="1" number:grouping="true"/>
      <number:text>   </number:text>
    </number:number-style>
    <number:number-style style:name="N335">
      <number:number number:decimal-places="1" number:min-decimal-places="1" number:min-integer-digits="1" number:grouping="true"/>
    </number:number-style>
    <number:number-style style:name="N336P0" style:volatile="true">
      <number:number number:decimal-places="1" number:min-decimal-places="1" number:min-integer-digits="1" number:grouping="true"/>
    </number:number-style>
    <number:number-style style:name="N336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6P0"/>
    </number:number-style>
    <number:currency-style style:name="N338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8P0"/>
    </number:currency-style>
    <number:currency-style style:name="N34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40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40P0"/>
    </number:currency-style>
    <number:number-style style:name="N343P0" style:volatile="true">
      <number:number number:decimal-places="1" number:min-decimal-places="1" number:min-integer-digits="1" number:grouping="true"/>
      <number:text> € </number:text>
    </number:number-style>
    <number:number-style style:name="N343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3P2" style:volatile="true">
      <number:text>-</number:text>
      <number:number number:decimal-places="0" number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4P0" style:volatile="true">
      <number:number number:decimal-places="0" number:min-decimal-places="0" number:min-integer-digits="1" number:grouping="true"/>
      <number:text> € </number:text>
    </number:number-style>
    <number:number-style style:name="N34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5" number:min-decimal-places="5" number:min-integer-digits="1" number:grouping="true"/>
      <number:text> € </number:text>
    </number:number-style>
    <number:number-style style:name="N347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0P0" style:volatile="true">
      <number:number number:decimal-places="6" number:min-decimal-places="6" number:min-integer-digits="1" number:grouping="true"/>
      <number:text> € </number:text>
    </number:number-style>
    <number:number-style style:name="N350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50P2" style:volatile="true">
      <number:text>-</number:text>
      <number:number number:decimal-places="0" number:min-decimal-places="0" number:min-integer-digits="0"/>
      <number:text> €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1P0" style:volatile="true">
      <number:number number:decimal-places="2" number:min-decimal-places="2" number:min-integer-digits="1" number:grouping="true"/>
      <number:text> </number:text>
    </number:number-style>
    <number:number-style style:name="N35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51P2" style:volatile="true">
      <number:text>-</number:text>
      <number:number number:decimal-places="0" number:min-decimal-places="0" number:min-integer-digits="0"/>
      <number:text>   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">
      <number:number number:decimal-places="3" number:min-decimal-places="3" number:min-integer-digits="1" number:grouping="true"/>
      <number:text> </number:text>
    </number:number-style>
    <number:date-style style:name="N353">
      <number:day number:style="long"/>
      <number:text>-</number:text>
      <number:month number:textual="true"/>
    </number:date-style>
    <number:number-style style:name="N354">
      <number:number number:decimal-places="2" number:min-decimal-places="2" number:min-integer-digits="1"/>
      <number:text> € </number:text>
    </number:number-style>
    <number:number-style style:name="N355">
      <number:number number:decimal-places="2" number:min-decimal-places="2" number:min-integer-digits="1"/>
      <number:text> </number:text>
    </number:number-style>
    <number:date-style style:name="N357P0" style:volatile="true">
      <number:month number:style="long" number:textual="true"/>
      <number:text>-</number:text>
      <number:year/>
    </number:date-style>
    <number:text-style style:name="N357">
      <number:text-content/>
      <style:map style:condition="value()&lt;=1.7976931348623157E+308" style:apply-style-name="N357P0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3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currency-style style:name="N365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5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5P0"/>
    </number:currency-style>
    <number:number-style style:name="N366">
      <number:number number:decimal-places="2" number:min-decimal-places="2" number:min-integer-digits="1"/>
      <number:text>  </number:text>
    </number:number-style>
    <number:number-style style:name="N368P0" style:volatile="true">
      <number:number number:decimal-places="2" number:min-decimal-places="2" number:min-integer-digits="1" number:grouping="true"/>
      <number:text> kg</number:text>
    </number:number-style>
    <number:number-style style:name="N368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8P0"/>
    </number:number-style>
    <number:number-style style:name="N369">
      <number:number number:decimal-places="3" number:min-decimal-places="3" number:min-integer-digits="1"/>
      <number:text>  </number:text>
    </number:number-style>
    <number:currency-style style:name="N371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7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71P0"/>
    </number:currency-style>
    <number:currency-style style:name="N373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3P0"/>
    </number:currency-style>
    <number:currency-style style:name="N375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5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5P0"/>
    </number:currency-style>
    <number:number-style style:name="N376">
      <number:number number:decimal-places="4" number:min-decimal-places="4" number:min-integer-digits="1" number:grouping="true"/>
    </number:number-style>
    <number:currency-style style:name="N38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8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82P0"/>
    </number:currency-style>
    <number:number-style style:name="N383">
      <number:number number:decimal-places="5" number:min-decimal-places="5" number:min-integer-digits="1"/>
    </number:number-style>
    <number:number-style style:name="N384P0" style:volatile="true">
      <number:number number:decimal-places="0" number:min-decimal-places="0" number:min-integer-digits="1"/>
    </number:number-style>
    <number:number-style style:name="N384">
      <style:text-properties fo:color="#ff0000"/>
      <number:text>-</number:text>
      <number:number number:decimal-places="0" number:min-decimal-places="0" number:min-integer-digits="1"/>
      <style:map style:condition="value()&gt;=0" style:apply-style-name="N384P0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6P0"/>
    </number:currency-style>
    <number:number-style style:name="N387">
      <number:number number:decimal-places="0" number:min-decimal-places="0" number:min-integer-digits="0" number:grouping="true"/>
      <number:text> €</number:text>
    </number:number-style>
    <number:number-style style:name="N388">
      <number:number number:decimal-places="1" number:min-decimal-places="1" number:min-integer-digits="0" number:grouping="true"/>
    </number:number-style>
    <number:currency-style style:name="N38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9P0"/>
    </number:currency-style>
    <number:currency-style style:name="N390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90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90P0"/>
    </number:currency-style>
    <number:date-style style:name="N391">
      <number:month number:textual="true"/>
    </number:date-style>
    <number:currency-style style:name="N39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date-style style:name="N394">
      <number:day number:style="long"/>
      <number:text> </number:text>
      <number:month number:style="long" number:textual="true"/>
      <number:text> </number:text>
    </number:date-style>
    <number:number-style style:name="N395P0" style:volatile="true">
      <number:number number:decimal-places="3" number:min-decimal-places="3" number:min-integer-digits="1" number:grouping="true"/>
    </number:number-style>
    <number:number-style style:name="N395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5P0"/>
    </number:number-style>
    <number:currency-style style:name="N396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6P0"/>
    </number:currency-style>
    <number:number-style style:name="N397">
      <number:number number:decimal-places="3" number:min-decimal-places="0" number:min-integer-digits="0" number:decimal-replacement="" number:grouping="true"/>
    </number:number-style>
    <number:number-style style:name="N398">
      <number:number number:decimal-places="3" number:min-decimal-places="3" number:min-integer-digits="0" number:grouping="true"/>
    </number:number-style>
    <number:number-style style:name="N399P0" style:volatile="true">
      <number:number number:decimal-places="3" number:min-decimal-places="3" number:min-integer-digits="0" number:grouping="true"/>
    </number:number-style>
    <number:number-style style:name="N399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9P0"/>
    </number:number-style>
    <number:number-style style:name="N400P0" style:volatile="true">
      <number:number number:decimal-places="3" number:min-decimal-places="0" number:min-integer-digits="0" number:decimal-replacement="" number:grouping="true"/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400P0"/>
    </number:number-style>
    <number:number-style style:name="N401P0" style:volatile="true">
      <number:number number:decimal-places="3" number:min-decimal-places="0" number:min-integer-digits="0" number:decimal-replacement="" number:grouping="true"/>
    </number:number-style>
    <number:number-style style:name="N401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1P0"/>
    </number:number-style>
    <number:number-style style:name="N403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3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3P0"/>
    </number:number-style>
    <number:number-style style:name="N404">
      <number:number number:decimal-places="3" number:min-decimal-places="3" number:min-integer-digits="1" number:grouping="true"/>
      <number:text> €</number:text>
    </number:number-style>
    <number:currency-style style:name="N406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6P0"/>
    </number:currency-style>
    <number:number-style style:name="N407P0" style:volatile="true">
      <number:number number:decimal-places="2" number:min-decimal-places="2" number:min-integer-digits="1"/>
    </number:number-style>
    <number:number-style style:name="N407">
      <style:text-properties fo:color="#ff0000"/>
      <number:text>-</number:text>
      <number:number number:decimal-places="2" number:min-decimal-places="2" number:min-integer-digits="1"/>
      <style:map style:condition="value()&gt;=0" style:apply-style-name="N407P0"/>
    </number:number-style>
    <number:currency-style style:name="N4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8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8P0"/>
    </number:currency-style>
    <number:percentage-style style:name="N409">
      <number:number number:decimal-places="3" number:min-decimal-places="3" number:min-integer-digits="1"/>
      <number:text>%</number:text>
    </number:percentage-style>
    <number:number-style style:name="N410P0" style:volatile="true">
      <number:number number:decimal-places="2" number:min-decimal-places="2" number:min-integer-digits="1" number:grouping="true"/>
    </number:number-style>
    <number:currency-style style:name="N410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10P0"/>
    </number:currency-style>
    <number:number-style style:name="N411P0" style:volatile="true">
      <number:number number:decimal-places="3" number:min-decimal-places="3" number:min-integer-digits="1" number:grouping="true"/>
    </number:number-style>
    <number:currency-style style:name="N411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11P0"/>
    </number:currency-style>
    <number:date-style style:name="N412">
      <number:month number:style="long" number:textual="true"/>
      <number:text>/</number:text>
      <number:year/>
    </number:date-style>
    <number:date-style style:name="N413">
      <number:month number:textual="true"/>
      <number:text> </number:text>
      <number:year/>
    </number:date-style>
    <number:currency-style style:name="N41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5P0"/>
    </number:currency-style>
    <number:percentage-style style:name="N416">
      <number:number number:decimal-places="1" number:min-decimal-places="1" number:min-integer-digits="1"/>
      <number:text>%</number:text>
    </number:percentage-style>
    <number:currency-style style:name="N41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8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8P0"/>
    </number:currency-style>
    <number:number-style style:name="N419">
      <number:number number:decimal-places="0" number:min-decimal-places="0" number:min-integer-digits="1" number:grouping="true"/>
      <number:text>   </number:text>
    </number:number-style>
    <number:number-style style:name="N420P0" style:volatile="true">
      <number:number number:decimal-places="0" number:min-decimal-places="0" number:min-integer-digits="1" number:grouping="true"/>
      <number:text>   </number:text>
    </number:number-style>
    <number:number-style style:name="N4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0P0"/>
    </number:number-style>
    <number:number-style style:name="N421P0" style:volatile="true">
      <number:number number:decimal-places="0" number:min-decimal-places="0" number:min-integer-digits="1" number:grouping="true"/>
      <number:text>   </number:text>
    </number:number-style>
    <number:number-style style:name="N4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1P0"/>
    </number:number-style>
    <number:number-style style:name="N422P0" style:volatile="true">
      <number:number number:decimal-places="2" number:min-decimal-places="2" number:min-integer-digits="1" number:grouping="true"/>
      <number:text>   </number:text>
    </number:number-style>
    <number:number-style style:name="N4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2P0"/>
    </number:number-style>
    <number:number-style style:name="N423P0" style:volatile="true">
      <number:number number:decimal-places="2" number:min-decimal-places="2" number:min-integer-digits="1" number:grouping="true"/>
      <number:text>   </number:text>
    </number:number-style>
    <number:number-style style:name="N4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3P0"/>
    </number:number-style>
    <number:number-style style:name="N4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7P0"/>
    </number:number-style>
    <number:number-style style:name="N4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9P0"/>
    </number:number-style>
    <number:number-style style:name="N4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30P0"/>
    </number:number-style>
    <number:number-style style:name="N43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4P2" style:volatile="true">
      <number:text> $-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6P0" style:volatile="true">
      <number:number number:decimal-places="0" number:min-decimal-places="0" number:min-integer-digits="1" number:grouping="true"/>
      <number:text> </number:text>
    </number:number-style>
    <number:number-style style:name="N43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6P2" style:volatile="true">
      <number:text> -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number-style style:name="N437">
      <number:text>$</number:text>
      <number:number number:decimal-places="2" number:min-decimal-places="2" number:min-integer-digits="1" number:grouping="true"/>
    </number:number-style>
    <number:number-style style:name="N438">
      <number:text>$</number:text>
      <number:number number:decimal-places="3" number:min-decimal-places="3" number:min-integer-digits="1" number:grouping="true"/>
    </number:number-style>
    <number:number-style style:name="N440P0" style:volatile="true">
      <number:number number:decimal-places="0" number:min-decimal-places="0" number:min-integer-digits="1" number:grouping="true"/>
      <number:text> $</number:text>
    </number:number-style>
    <number:number-style style:name="N440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0" number:min-decimal-places="0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1P0"/>
    </number:number-style>
    <number:number-style style:name="N443P0" style:volatile="true">
      <number:number number:decimal-places="2" number:min-decimal-places="2" number:min-integer-digits="1" number:grouping="true"/>
      <number:text> $</number:text>
    </number:number-style>
    <number:number-style style:name="N443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3P0"/>
    </number:number-style>
    <number:number-style style:name="N444P0" style:volatile="true">
      <number:number number:decimal-places="2" number:min-decimal-places="2" number:min-integer-digits="1" number:grouping="true"/>
      <number:text> $</number:text>
    </number:number-style>
    <number:number-style style:name="N444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4P0"/>
    </number:number-style>
    <number:number-style style:name="N448P0" style:volatile="true">
      <number:number number:decimal-places="0" number:min-decimal-places="0" number:min-integer-digits="1" number:grouping="true"/>
      <number:text> $ </number:text>
    </number:number-style>
    <number:number-style style:name="N448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8P2" style:volatile="true">
      <number:text> - $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number number:decimal-places="2" number:min-decimal-places="2" number:min-integer-digits="1" number:grouping="true"/>
      <number:text> $ </number:text>
    </number:number-style>
    <number:number-style style:name="N452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52P2" style:volatile="true">
      <number:text>-</number:text>
      <number:number number:decimal-places="0" number:min-decimal-places="0" number:min-integer-digits="0"/>
      <number:text> $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date-style style:name="N453">
      <number:month number:textual="true"/>
      <number:text>. </number:text>
      <number:day/>
      <number:text>, </number:text>
      <number:year number:style="long"/>
    </number:date-style>
    <number:currency-style style:name="N4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5P0"/>
    </number:currency-style>
    <number:date-style style:name="N456">
      <number:year number:style="long"/>
    </number:date-style>
    <number:percentage-style style:name="N458P0" style:volatile="true">
      <number:number number:decimal-places="0" number:min-decimal-places="0" number:min-integer-digits="1"/>
      <number:text>%</number:text>
    </number:percentage-style>
    <number:percentage-style style:name="N458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8P0"/>
    </number:percentage-style>
    <number:number-style style:name="N460P0" style:volatile="true">
      <number:number number:decimal-places="0" number:min-decimal-places="0" number:min-integer-digits="1" number:grouping="true"/>
      <number:text> DM</number:text>
    </number:number-style>
    <number:number-style style:name="N46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decimal-places="2" number:min-integer-digits="1" number:grouping="true"/>
      <number:text> DM</number:text>
    </number:number-style>
    <number:number-style style:name="N46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2" number:min-decimal-places="2" number:min-integer-digits="1" number:grouping="true"/>
      <number:text> DM </number:text>
    </number:number-style>
    <number:number-style style:name="N472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72P2" style:volatile="true">
      <number:text>-</number:text>
      <number:number number:decimal-places="0" number:min-decimal-places="0" number:min-integer-digits="0"/>
      <number:text> DM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currency-style style:name="N47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3P0"/>
    </number:currency-style>
    <number:date-style style:name="N474">
      <number:text>un</number:text>
      <number:day/>
      <number:seconds/>
    </number:date-style>
    <number:number-style style:name="N475">
      <number:text>#.##0 und</number:text>
    </number:number-style>
    <number:currency-style style:name="N477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7P0"/>
    </number:currency-style>
    <number:number-style style:name="N478P0" style:volatile="true">
      <number:number number:decimal-places="2" number:min-decimal-places="2" number:min-integer-digits="1" number:grouping="true"/>
      <number:text> kg</number:text>
    </number:number-style>
    <number:number-style style:name="N478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478P0"/>
    </number:number-style>
    <number:currency-style style:name="N480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80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80P0"/>
    </number:currency-style>
    <number:currency-style style:name="N481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481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481P0"/>
    </number:currency-style>
    <number:currency-style style:name="N482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82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82P0"/>
    </number:currency-style>
    <number:currency-style style:name="N485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5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485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5">
      <number:text-content/>
      <number:text> </number:text>
      <style:map style:condition="value()&gt;0" style:apply-style-name="N485P0"/>
      <style:map style:condition="value()&lt;0" style:apply-style-name="N485P1"/>
      <style:map style:condition="value()=0" style:apply-style-name="N485P2"/>
    </number:text-style>
    <number:currency-style style:name="N487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7">
      <number:text-content/>
      <number:text> </number:text>
      <style:map style:condition="value()&gt;0" style:apply-style-name="N487P0"/>
      <style:map style:condition="value()&lt;0" style:apply-style-name="N487P1"/>
      <style:map style:condition="value()=0" style:apply-style-name="N487P2"/>
    </number:text-style>
    <number:currency-style style:name="N489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89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89P0"/>
    </number:currency-style>
    <number:currency-style style:name="N49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90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90P0"/>
    </number:currency-style>
    <number:number-style style:name="N491">
      <number:number number:decimal-places="2" number:min-decimal-places="2" number:min-integer-digits="0" number:grouping="true"/>
      <number:text> </number:text>
    </number:number-style>
    <number:date-style style:name="N492">
      <number:day number:style="long"/>
      <number:text> - </number:text>
      <number:month number:textual="true"/>
    </number:date-style>
    <number:number-style style:name="N493">
      <number:number number:decimal-places="0" number:min-decimal-places="0" number:min-integer-digits="0" number:grouping="true"/>
    </number:number-style>
    <number:number-style style:name="N494">
      <number:number number:decimal-places="3" number:min-decimal-places="3" number:min-integer-digits="0" number:grouping="true"/>
      <number:text> </number:text>
    </number:number-style>
    <number:number-style style:name="N495">
      <number:number number:decimal-places="2" number:min-decimal-places="2" number:min-integer-digits="0" number:grouping="true"/>
      <number:text>  </number:text>
    </number:number-style>
    <number:date-style style:name="N496">
      <number:month/>
      <number:text>/</number:text>
      <number:day/>
    </number:date-style>
    <number:date-style style:name="N497P0" style:volatile="true">
      <number:month/>
      <number:text>/</number:text>
      <number:day/>
      <number:text>/</number:text>
      <number:year number:style="long"/>
    </number:date-style>
    <number:text-style style:name="N497">
      <number:text-content/>
      <style:map style:condition="value()&lt;=1.7976931348623157E+308" style:apply-style-name="N497P0"/>
    </number:text-style>
    <number:date-style style:name="N49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9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99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99P0"/>
    </number:currency-style>
    <number:number-style style:name="N500">
      <number:number number:decimal-places="0" number:min-decimal-places="0" number:min-integer-digits="0"/>
      <number:text> €   </number:text>
    </number:number-style>
    <number:number-style style:name="N501">
      <number:number number:decimal-places="1" number:min-decimal-places="1" number:min-integer-digits="0"/>
    </number:number-style>
    <number:number-style style:name="N502">
      <number:number number:decimal-places="2" number:min-decimal-places="2" number:min-integer-digits="0"/>
    </number:number-style>
    <number:number-style style:name="N503">
      <number:number number:decimal-places="2" number:min-decimal-places="0" number:min-integer-digits="0" number:decimal-replacement="" number:grouping="true"/>
      <number:text> € </number:text>
    </number:number-style>
    <number:number-style style:name="N504">
      <number:number number:decimal-places="0" number:min-decimal-places="0" number:min-integer-digits="0" number:grouping="true"/>
      <number:text> €  </number:text>
    </number:number-style>
    <number:currency-style style:name="N506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506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506P0"/>
    </number:currency-style>
    <number:currency-style style:name="N508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508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508P0"/>
    </number:currency-style>
    <number:currency-style style:name="N510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0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0P0"/>
    </number:currency-style>
    <number:date-style style:name="N512P0" style:volatile="true">
      <number:month number:textual="true"/>
      <number:text>-</number:text>
      <number:year/>
    </number:date-style>
    <number:text-style style:name="N512">
      <number:text-content/>
      <style:map style:condition="value()&lt;=1.7976931348623157E+308" style:apply-style-name="N512P0"/>
    </number:text-style>
    <number:number-style style:name="N515P0" style:volatile="true">
      <number:number number:decimal-places="1" number:min-decimal-places="1" number:min-integer-digits="1" number:grouping="true"/>
      <number:text>    </number:text>
    </number:number-style>
    <number:number-style style:name="N51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decimal-places="0" number:min-integer-digits="1" number:grouping="true"/>
      <number:text>    </number:text>
    </number:number-style>
    <number:number-style style:name="N51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16P2" style:volatile="true">
      <number:text>-</number:text>
      <number:number number:decimal-places="0" number:min-decimal-places="0" number:min-integer-digits="0"/>
      <number:text>   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date-style style:name="N517">
      <number:month number:style="long"/>
      <number:text>/</number:text>
      <number:year number:style="long"/>
    </number:date-style>
    <number:date-style style:name="N518" number:title="Fecha">
      <number:month number:style="long" number:textual="true"/>
      <number:text> </number:text>
      <number:year number:style="long"/>
    </number:date-style>
    <number:date-style style:name="N519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20">
      <number:number number:min-integer-digits="1"/>
      <number:text>  </number:text>
    </number:number-style>
    <number:currency-style style:name="N5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21P0"/>
    </number:number-style>
    <number:number-style style:name="N522">
      <number:number number:decimal-places="0" number:min-decimal-places="0" number:min-integer-digits="0" number:grouping="true"/>
      <number:text> € </number:text>
    </number:number-style>
    <number:number-style style:name="N523">
      <number:number number:decimal-places="2" number:min-decimal-places="2" number:min-integer-digits="0" number:grouping="true"/>
      <number:text> € </number:text>
    </number:number-style>
    <number:currency-style style:name="N524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24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24P0"/>
    </number:currency-style>
    <number:number-style style:name="N525">
      <number:number number:min-integer-digits="1"/>
      <number:text> </number:text>
    </number:number-style>
    <number:text-style style:name="N526">
      <number:text-content/>
      <number:text>,00 € </number:text>
    </number:text-style>
    <number:currency-style style:name="N52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2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27P0"/>
    </number:currency-style>
    <number:currency-style style:name="N529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29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29P0"/>
    </number:currency-style>
    <number:number-style style:name="N530P0" style:volatile="true">
      <number:number number:decimal-places="4" number:min-decimal-places="4" number:min-integer-digits="1" number:grouping="true"/>
    </number:number-style>
    <number:number-style style:name="N530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30P0"/>
    </number:number-style>
    <number:currency-style style:name="N531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31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31P0"/>
    </number:currency-style>
    <number:currency-style style:name="N532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2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32P0"/>
    </number:currency-style>
    <number:currency-style style:name="N533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3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33P0"/>
    </number:currency-style>
    <number:number-style style:name="N534P0" style:volatile="true">
      <number:number number:decimal-places="2" number:min-decimal-places="2" number:min-integer-digits="1"/>
      <number:text> € </number:text>
    </number:number-style>
    <number:number-style style:name="N534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34P0"/>
    </number:number-style>
    <number:number-style style:name="N537P0" style:volatile="true">
      <number:number number:decimal-places="3" number:min-decimal-places="3" number:min-integer-digits="1" number:grouping="true"/>
      <number:text>  </number:text>
    </number:number-style>
    <number:number-style style:name="N53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37P2" style:volatile="true">
      <number:text>-</number:text>
      <number:number number:decimal-places="0" number:min-decimal-places="0" number:min-integer-digits="0"/>
      <number:text> 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currency-style style:name="N539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39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39P0"/>
    </number:currency-style>
    <number:number-style style:name="N540">
      <number:number number:decimal-places="2" number:min-decimal-places="2" number:min-integer-digits="1" number:grouping="true"/>
      <number:text>  </number:text>
    </number:number-style>
    <number:number-style style:name="N541P0" style:volatile="true">
      <number:number number:decimal-places="2" number:min-decimal-places="2" number:min-integer-digits="1" number:grouping="true"/>
      <number:text>  </number:text>
    </number:number-style>
    <number:number-style style:name="N54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41P2" style:volatile="true">
      <number:text>-</number:text>
      <number:number number:decimal-places="0" number:min-decimal-places="0" number:min-integer-digits="0"/>
      <number:text> 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2P0" style:volatile="true">
      <number:number number:decimal-places="2" number:min-decimal-places="2" number:min-integer-digits="1" number:grouping="true"/>
      <number:text> €</number:text>
    </number:number-style>
    <number:number-style style:name="N542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42P0"/>
    </number:number-style>
    <number:number-style style:name="N543P0" style:volatile="true">
      <number:number number:decimal-places="1" number:min-decimal-places="1" number:min-integer-digits="1"/>
    </number:number-style>
    <number:number-style style:name="N543">
      <style:text-properties fo:color="#ff0000"/>
      <number:text>-</number:text>
      <number:number number:decimal-places="1" number:min-decimal-places="1" number:min-integer-digits="1"/>
      <style:map style:condition="value()&gt;=0" style:apply-style-name="N543P0"/>
    </number:number-style>
    <number:number-style style:name="N544P0" style:volatile="true">
      <number:number number:decimal-places="2" number:min-decimal-places="2" number:min-integer-digits="1"/>
    </number:number-style>
    <number:number-style style:name="N544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44P0"/>
    </number:number-style>
    <number:number-style style:name="N545P0" style:volatile="true">
      <number:number number:decimal-places="2" number:min-decimal-places="2" number:min-integer-digits="1" number:grouping="true"/>
    </number:number-style>
    <number:number-style style:name="N545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45P0"/>
    </number:number-style>
    <number:number-style style:name="N546P0" style:volatile="true">
      <number:number number:decimal-places="2" number:min-decimal-places="2" number:min-integer-digits="0" number:grouping="true"/>
    </number:number-style>
    <number:number-style style:name="N546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46P0"/>
    </number:number-style>
    <number:number-style style:name="N547">
      <number:number number:decimal-places="0" number:min-decimal-places="0" number:min-integer-digits="4"/>
    </number:number-style>
    <number:number-style style:name="N548">
      <number:number number:decimal-places="0" number:min-decimal-places="0" number:min-integer-digits="5"/>
    </number:number-style>
    <number:number-style style:name="N549">
      <number:number number:decimal-places="0" number:min-decimal-places="0" number:min-integer-digits="0"/>
    </number:number-style>
    <number:currency-style style:name="N551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1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1P0"/>
    </number:currency-style>
    <number:currency-style style:name="N553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3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3P0"/>
    </number:currency-style>
    <number:number-style style:name="N10105P0" style:volatile="true" number:language="es" number:country="ES">
      <number:number number:decimal-places="2" number:min-decimal-places="2" number:min-integer-digits="0"/>
    </number:number-style>
    <number:number-style style:name="N1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10105P0"/>
    </number:number-style>
    <number:currency-style style:name="N1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7P0"/>
    </number:currency-style>
    <number:number-style style:name="N10108P0" style:volatile="true" number:language="es" number:country="ES">
      <number:number number:decimal-places="2" number:min-decimal-places="2" number:min-integer-digits="1"/>
    </number:number-style>
    <number:number-style style:name="N1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10108P0"/>
    </number:number-style>
    <number:number-style style:name="N10109" number:language="es" number:country="ES">
      <number:number number:decimal-places="3" number:min-decimal-places="3" number:min-integer-digits="1"/>
    </number:number-style>
    <number:number-style style:name="N10110" number:language="es" number:country="ES">
      <number:number number:decimal-places="0" number:min-decimal-places="0" number:min-integer-digits="2"/>
    </number:number-style>
    <number:currency-style style:name="N1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number-style style:name="N10113P0" style:volatile="true" number:language="es" number:country="ES">
      <number:number number:decimal-places="2" number:min-decimal-places="2" number:min-integer-digits="1" number:grouping="true"/>
    </number:number-style>
    <number:number-style style:name="N1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4P0"/>
    </number:currency-style>
    <number:currency-style style:name="N1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16P0"/>
    </number:currency-style>
    <number:number-style style:name="N1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1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1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10119P0"/>
    </number:currency-style>
    <number:date-style style:name="N10120" number:language="es" number:country="ES">
      <number:day number:style="long"/>
      <number:text> </number:text>
      <number:month number:textual="true"/>
    </number:date-style>
    <number:date-style style:name="N10121" number:language="es" number:country="ES">
      <number:day number:style="long"/>
      <number:text>-</number:text>
      <number:month number:textual="true"/>
    </number:date-style>
    <number:number-style style:name="N1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25" number:language="es" number:country="ES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" number:language="es" number:country="ES">
      <number:number number:decimal-places="3" number:min-decimal-places="3" number:min-integer-digits="1"/>
      <number:text>  </number:text>
    </number:number-style>
    <number:number-style style:name="N10127" number:language="es" number:country="ES">
      <number:number number:decimal-places="3" number:min-decimal-places="3" number:min-integer-digits="1"/>
      <number:text> €</number:text>
    </number:number-style>
    <number:number-style style:name="N10128" number:language="es" number:country="ES">
      <number:number number:decimal-places="3" number:min-decimal-places="3" number:min-integer-digits="1"/>
      <number:text> € </number:text>
    </number:number-style>
    <number:number-style style:name="N10129" number:language="es" number:country="ES">
      <number:number number:decimal-places="0" number:min-decimal-places="0" number:min-integer-digits="2"/>
      <number:text> </number:text>
    </number:number-style>
    <number:number-style style:name="N10130" number:language="es" number:country="ES">
      <number:number number:decimal-places="0" number:min-decimal-places="0" number:min-integer-digits="0" number:grouping="true"/>
    </number:number-style>
    <number:number-style style:name="N10131" number:language="es" number:country="ES">
      <number:number number:decimal-places="0" number:min-decimal-places="0" number:min-integer-digits="0"/>
    </number:number-style>
    <number:number-style style:name="N1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10133" number:language="es" number:country="ES">
      <number:number number:decimal-places="0" number:min-decimal-places="0" number:min-integer-digits="0"/>
      <number:text> </number:text>
    </number:number-style>
    <number:number-style style:name="N1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1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36P0"/>
    </number:currency-style>
    <number:currency-style style:name="N1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38P0"/>
    </number:currency-style>
    <number:currency-style style:name="N1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39P0"/>
    </number:currency-style>
    <number:currency-style style:name="N1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40P0"/>
    </number:currency-style>
    <number:number-style style:name="N10141" number:language="es" number:country="ES">
      <number:number number:decimal-places="2" number:min-decimal-places="2" number:min-integer-digits="1"/>
      <number:text>  </number:text>
    </number:number-style>
    <number:currency-style style:name="N1014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4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42P0"/>
    </number:currency-style>
    <number:number-style style:name="N10143" number:language="es" number:country="ES">
      <number:number number:decimal-places="2" number:min-decimal-places="2" number:min-integer-digits="0" number:grouping="true"/>
      <number:text>  </number:text>
    </number:number-style>
    <number:currency-style style:name="N1014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4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10144P0"/>
    </number:currency-style>
    <number:currency-style style:name="N10146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10146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10146P0"/>
    </number:currency-style>
    <number:currency-style style:name="N10148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currency-style style:name="N1014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9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49P0"/>
    </number:currency-style>
    <number:number-style style:name="N10150" number:language="es" number:country="ES">
      <number:number number:decimal-places="0" number:min-decimal-places="0" number:min-integer-digits="0" number:grouping="true"/>
      <number:text> - €</number:text>
    </number:number-style>
    <number:number-style style:name="N10153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10153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53" number:language="es" number:country="ES" number:title="Moneda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54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54P0"/>
    </number:currency-style>
    <number:currency-style style:name="N10156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10156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10156P0"/>
    </number:currency-style>
    <number:number-style style:name="N10157" number:language="es" number:country="ES">
      <number:number number:decimal-places="1" number:min-decimal-places="1" number:min-integer-digits="1"/>
    </number:number-style>
    <number:number-style style:name="N10158" number:language="es" number:country="ES">
      <number:number number:decimal-places="1" number:min-decimal-places="1" number:min-integer-digits="1" number:grouping="true"/>
    </number:number-style>
    <number:currency-style style:name="N10159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5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59P0"/>
    </number:currency-style>
    <number:currency-style style:name="N10160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6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60P0"/>
    </number:currency-style>
    <number:number-style style:name="N10161" number:language="es" number:country="ES">
      <number:number number:decimal-places="3" number:min-decimal-places="3" number:min-integer-digits="1" number:grouping="true"/>
    </number:number-style>
    <number:number-style style:name="N10162P0" style:volatile="true" number:language="es" number:country="ES">
      <number:number number:decimal-places="3" number:min-decimal-places="3" number:min-integer-digits="1" number:grouping="true"/>
    </number:number-style>
    <number:number-style style:name="N10162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2P0"/>
    </number:number-style>
    <number:currency-style style:name="N10164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1016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64P0"/>
    </number:currency-style>
    <number:number-style style:name="N1016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6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6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65" number:language="es" number:country="ES">
      <number:text-content/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6P0" style:volatile="true" number:language="es" number:country="ES">
      <number:number number:decimal-places="2" number:min-decimal-places="2" number:min-integer-digits="1" number:grouping="true"/>
    </number:number-style>
    <number:number-style style:name="N1016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10166P0"/>
    </number:number-style>
    <number:number-style style:name="N10167P0" style:volatile="true" number:language="es" number:country="ES">
      <number:number number:decimal-places="2" number:min-decimal-places="2" number:min-integer-digits="1" number:grouping="true"/>
    </number:number-style>
    <number:number-style style:name="N1016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67P0"/>
    </number:number-style>
    <number:number-style style:name="N10168" number:language="es" number:country="ES">
      <number:number number:decimal-places="3" number:min-decimal-places="3" number:min-integer-digits="1"/>
      <number:text> </number:text>
    </number:number-style>
    <number:currency-style style:name="N10170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1017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10170P0"/>
    </number:currency-style>
    <number:currency-style style:name="N10172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72P0"/>
    </number:currency-style>
    <number:currency-style style:name="N10174P0" style:volatile="true" number:language="es" number:country="ES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10174" number:language="es" number:country="ES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10174P0"/>
    </number:currency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 number:style="long"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8" number:language="en" number:country="US">
      <number:minutes number:style="long"/>
      <number:text>:</number:text>
      <number:seconds number:style="long"/>
      <number:text>.</number:text>
    </number:time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</number:date-style>
    <number:number-style style:name="N2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2P0"/>
    </number:number-style>
    <number:number-style style:name="N2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3P0"/>
    </number:number-style>
    <number:number-style style:name="N2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6P0"/>
    </number:number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99cm" fo:margin-left="1.7cm" fo:margin-right="1.655cm" style:shadow="none" style:scale-to="73%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23:54:25.7688133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eves </meta:initial-creator>
    <meta:creation-date>2014-12-28T16:10:26.818581956</meta:creation-date>
    <dc:date>2021-06-02T23:55:40.882681970</dc:date>
    <meta:editing-duration>PT23H39M41S</meta:editing-duration>
    <meta:editing-cycles>269</meta:editing-cycles>
    <meta:generator>LibreOffice/7.1.3.2$Linux_X86_64 LibreOffice_project/10$Build-2</meta:generator>
    <meta:print-date>2020-12-21T15:56:52.896941660</meta:print-date>
    <meta:document-statistic meta:table-count="2" meta:cell-count="64" meta:object-count="0"/>
  </office:meta>
</office:document-meta>
</file>